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936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ff0000"/>
    </style:style>
    <style:style style:name="ce3" style:family="table-cell" style:parent-style-name="Default">
      <style:text-properties fo:color="#00ff00"/>
    </style:style>
  </office:automatic-styles>
  <office:body>
    <office:spreadsheet>
      <table:table table:name="Sheet1" table:style-name="ta1">
        <table:table-column table:style-name="co3" table:default-cell-style-name="Default"/>
        <table:table-column table:style-name="co2" table:default-cell-style-name="ce3"/>
        <table:table-row table:style-name="ro1">
          <table:table-cell table:style-name="ce1" office:value-type="string">
            <text:p>Example</text:p>
          </table:table-cell>
          <table:table-cell table:style-name="ce1" office:value-type="string">
            <text:p>Status</text:p>
          </table:table-cell>
        </table:table-row>
        <table:table-row table:style-name="ro1">
          <table:table-cell office:value-type="string">
            <text:p>2on1.pdf</text:p>
          </table:table-cell>
          <table:table-cell table:style-name="ce2" office:value-type="string">
            <text:p>WRONG</text:p>
          </table:table-cell>
        </table:table-row>
        <table:table-row table:style-name="ro1">
          <table:table-cell office:value-type="string">
            <text:p>12.pdf</text:p>
          </table:table-cell>
          <table:table-cell office:value-type="string">
            <text:p>CORRECT</text:p>
          </table:table-cell>
        </table:table-row>
        <table:table-row table:style-name="ro1">
          <table:table-cell office:value-type="string">
            <text:p>absolutepositions.pdf</text:p>
          </table:table-cell>
          <table:table-cell office:value-type="string">
            <text:p>CORRECT</text:p>
          </table:table-cell>
        </table:table-row>
        <table:table-row table:style-name="ro1">
          <table:table-cell office:value-type="string">
            <text:p>Actions.pdf</text:p>
          </table:table-cell>
          <table:table-cell office:value-type="string">
            <text:p>CORRECT</text:p>
          </table:table-cell>
        </table:table-row>
        <table:table-row table:style-name="ro1">
          <table:table-cell office:value-type="string">
            <text:p>AddBigTable.pdf</text:p>
          </table:table-cell>
          <table:table-cell office:value-type="string">
            <text:p>CORRECT</text:p>
          </table:table-cell>
        </table:table-row>
        <table:table-row table:style-name="ro1">
          <table:table-cell office:value-type="string">
            <text:p>affinetransformation.pdf</text:p>
          </table:table-cell>
          <table:table-cell office:value-type="string">
            <text:p>CORRECT</text:p>
          </table:table-cell>
        </table:table-row>
        <table:table-row table:style-name="ro1">
          <table:table-cell office:value-type="string">
            <text:p>AHref.pdf</text:p>
          </table:table-cell>
          <table:table-cell office:value-type="string">
            <text:p>CORRECT</text:p>
          </table:table-cell>
        </table:table-row>
        <table:table-row table:style-name="ro1">
          <table:table-cell office:value-type="string">
            <text:p>alignment.pdf</text:p>
          </table:table-cell>
          <table:table-cell office:value-type="string">
            <text:p>CORRECT</text:p>
          </table:table-cell>
        </table:table-row>
        <table:table-row table:style-name="ro1">
          <table:table-cell office:value-type="string">
            <text:p>Alignment.pdf</text:p>
          </table:table-cell>
          <table:table-cell office:value-type="string">
            <text:p>CORRECT</text:p>
          </table:table-cell>
        </table:table-row>
        <table:table-row table:style-name="ro1">
          <table:table-cell office:value-type="string">
            <text:p>annotated_images.pdf</text:p>
          </table:table-cell>
          <table:table-cell office:value-type="string">
            <text:p>CORRECT</text:p>
          </table:table-cell>
        </table:table-row>
        <table:table-row table:style-name="ro1">
          <table:table-cell office:value-type="string">
            <text:p>Annotations.pdf</text:p>
          </table:table-cell>
          <table:table-cell office:value-type="string">
            <text:p>CORRECT</text:p>
          </table:table-cell>
        </table:table-row>
        <table:table-row table:style-name="ro1">
          <table:table-cell office:value-type="string">
            <text:p>automatic.pdf</text:p>
          </table:table-cell>
          <table:table-cell office:value-type="string">
            <text:p>CORRECT</text:p>
          </table:table-cell>
        </table:table-row>
        <table:table-row table:style-name="ro1">
          <table:table-cell office:value-type="string">
            <text:p>Background.pdf</text:p>
          </table:table-cell>
          <table:table-cell office:value-type="string">
            <text:p>CORRECT</text:p>
          </table:table-cell>
        </table:table-row>
        <table:table-row table:style-name="ro1">
          <table:table-cell office:value-type="string">
            <text:p>barcodes.pdf</text:p>
          </table:table-cell>
          <table:table-cell office:value-type="string">
            <text:p>CORRECT</text:p>
          </table:table-cell>
        </table:table-row>
        <table:table-row table:style-name="ro1">
          <table:table-cell office:value-type="string">
            <text:p>bookmarks.pdf</text:p>
          </table:table-cell>
          <table:table-cell office:value-type="string">
            <text:p>CORRECT</text:p>
          </table:table-cell>
        </table:table-row>
        <table:table-row table:style-name="ro1">
          <table:table-cell office:value-type="string">
            <text:p>CellColors.pdf</text:p>
          </table:table-cell>
          <table:table-cell office:value-type="string">
            <text:p>CORRECT</text:p>
          </table:table-cell>
        </table:table-row>
        <table:table-row table:style-name="ro1">
          <table:table-cell office:value-type="string">
            <text:p>CellEvents.pdf</text:p>
          </table:table-cell>
          <table:table-cell office:value-type="string">
            <text:p>CORRECT</text:p>
          </table:table-cell>
        </table:table-row>
        <table:table-row table:style-name="ro1">
          <table:table-cell office:value-type="string">
            <text:p>CellHeights.pdf</text:p>
          </table:table-cell>
          <table:table-cell office:value-type="string">
            <text:p>CORRECT</text:p>
          </table:table-cell>
        </table:table-row>
        <table:table-row table:style-name="ro1">
          <table:table-cell office:value-type="string">
            <text:p>CellWidths.pdf</text:p>
          </table:table-cell>
          <table:table-cell office:value-type="string">
            <text:p>CORRECT</text:p>
          </table:table-cell>
        </table:table-row>
        <table:table-row table:style-name="ro1">
          <table:table-cell office:value-type="string">
            <text:p>ChainedActions.pdf</text:p>
          </table:table-cell>
          <table:table-cell office:value-type="string">
            <text:p>CORRECT</text:p>
          </table:table-cell>
        </table:table-row>
        <table:table-row table:style-name="ro1">
          <table:table-cell office:value-type="string">
            <text:p>ChapterSection.pdf</text:p>
          </table:table-cell>
          <table:table-cell office:value-type="string">
            <text:p>CORRECT</text:p>
          </table:table-cell>
        </table:table-row>
        <table:table-row table:style-name="ro1">
          <table:table-cell office:value-type="string">
            <text:p>checkbox.pdf</text:p>
          </table:table-cell>
          <table:table-cell office:value-type="string">
            <text:p>CORRECT</text:p>
          </table:table-cell>
        </table:table-row>
        <table:table-row table:style-name="ro1">
          <table:table-cell office:value-type="string">
            <text:p>ChunkColor.pdf</text:p>
          </table:table-cell>
          <table:table-cell office:value-type="string">
            <text:p>CORRECT</text:p>
          </table:table-cell>
        </table:table-row>
        <table:table-row table:style-name="ro1">
          <table:table-cell office:value-type="string">
            <text:p>Chunks.pdf</text:p>
          </table:table-cell>
          <table:table-cell office:value-type="string">
            <text:p>CORRECT</text:p>
          </table:table-cell>
        </table:table-row>
        <table:table-row table:style-name="ro1">
          <table:table-cell office:value-type="string">
            <text:p>circles.pdf</text:p>
          </table:table-cell>
          <table:table-cell office:value-type="string">
            <text:p>CORRECT</text:p>
          </table:table-cell>
        </table:table-row>
        <table:table-row table:style-name="ro1">
          <table:table-cell office:value-type="string">
            <text:p>cjk.pdf</text:p>
          </table:table-cell>
          <table:table-cell table:style-name="ce2" office:value-type="string">
            <text:p>WRONG</text:p>
          </table:table-cell>
        </table:table-row>
        <table:table-row table:style-name="ro1">
          <table:table-cell office:value-type="string">
            <text:p>column.pdf</text:p>
          </table:table-cell>
          <table:table-cell office:value-type="string">
            <text:p>CORRECT</text:p>
          </table:table-cell>
        </table:table-row>
        <table:table-row table:style-name="ro1">
          <table:table-cell office:value-type="string">
            <text:p>columnirregular.pdf</text:p>
          </table:table-cell>
          <table:table-cell office:value-type="string">
            <text:p>CORRECT</text:p>
          </table:table-cell>
        </table:table-row>
        <table:table-row table:style-name="ro1">
          <table:table-cell office:value-type="string">
            <text:p>columnobjects.pdf</text:p>
          </table:table-cell>
          <table:table-cell office:value-type="string">
            <text:p>CORRECT</text:p>
          </table:table-cell>
        </table:table-row>
        <table:table-row table:style-name="ro1">
          <table:table-cell office:value-type="string">
            <text:p>columnsimple.pdf</text:p>
          </table:table-cell>
          <table:table-cell office:value-type="string">
            <text:p>CORRECT</text:p>
          </table:table-cell>
        </table:table-row>
        <table:table-row table:style-name="ro1">
          <table:table-cell office:value-type="string">
            <text:p>combo.pdf</text:p>
          </table:table-cell>
          <table:table-cell office:value-type="string">
            <text:p>CORRECT</text:p>
          </table:table-cell>
        </table:table-row>
        <table:table-row table:style-name="ro1">
          <table:table-cell office:value-type="string">
            <text:p>complextext.pdf</text:p>
          </table:table-cell>
          <table:table-cell office:value-type="string">
            <text:p>CORRECT</text:p>
          </table:table-cell>
        </table:table-row>
        <table:table-row table:style-name="ro1">
          <table:table-cell office:value-type="string">
            <text:p>concatenatedforms.pdf</text:p>
          </table:table-cell>
          <table:table-cell office:value-type="string">
            <text:p>CORRECT</text:p>
          </table:table-cell>
        </table:table-row>
        <table:table-row table:style-name="ro1">
          <table:table-cell office:value-type="string">
            <text:p>contentgroups.pdf</text:p>
          </table:table-cell>
          <table:table-cell office:value-type="string">
            <text:p>CORRECT</text:p>
          </table:table-cell>
        </table:table-row>
        <table:table-row table:style-name="ro1">
          <table:table-cell office:value-type="string">
            <text:p>CustomPageSize.pdf</text:p>
          </table:table-cell>
          <table:table-cell office:value-type="string">
            <text:p>CORRECT</text:p>
          </table:table-cell>
        </table:table-row>
        <table:table-row table:style-name="ro1">
          <table:table-cell office:value-type="string">
            <text:p>DefaultCell.pdf</text:p>
          </table:table-cell>
          <table:table-cell office:value-type="string">
            <text:p>CORRECT</text:p>
          </table:table-cell>
        </table:table-row>
        <table:table-row table:style-name="ro1">
          <table:table-cell office:value-type="string">
            <text:p>DefaultPageSize.pdf</text:p>
          </table:table-cell>
          <table:table-cell office:value-type="string">
            <text:p>CORRECT</text:p>
          </table:table-cell>
        </table:table-row>
        <table:table-row table:style-name="ro1">
          <table:table-cell office:value-type="string">
            <text:p>Destinations.pdf</text:p>
          </table:table-cell>
          <table:table-cell office:value-type="string">
            <text:p>CORRECT</text:p>
          </table:table-cell>
        </table:table-row>
        <table:table-row table:style-name="ro1">
          <table:table-cell office:value-type="string">
            <text:p>differentfonts.pdf</text:p>
          </table:table-cell>
          <table:table-cell office:value-type="string">
            <text:p>CORRECT</text:p>
          </table:table-cell>
        </table:table-row>
        <table:table-row table:style-name="ro1">
          <table:table-cell office:value-type="string">
            <text:p>DocumentA.pdf</text:p>
          </table:table-cell>
          <table:table-cell office:value-type="string">
            <text:p>CORRECT</text:p>
          </table:table-cell>
        </table:table-row>
        <table:table-row table:style-name="ro1">
          <table:table-cell office:value-type="string">
            <text:p>DocumentB.pdf</text:p>
          </table:table-cell>
          <table:table-cell office:value-type="string">
            <text:p>CORRECT</text:p>
          </table:table-cell>
        </table:table-row>
        <table:table-row table:style-name="ro1">
          <table:table-cell office:value-type="string">
            <text:p>ean128.pdf</text:p>
          </table:table-cell>
          <table:table-cell office:value-type="string">
            <text:p>CORRECT</text:p>
          </table:table-cell>
        </table:table-row>
        <table:table-row table:style-name="ro1">
          <table:table-cell office:value-type="string">
            <text:p>encodingfont.pdf</text:p>
          </table:table-cell>
          <table:table-cell office:value-type="string">
            <text:p>CORRECT</text:p>
          </table:table-cell>
        </table:table-row>
        <table:table-row table:style-name="ro1">
          <table:table-cell office:value-type="string">
            <text:p>encrypted.pdf</text:p>
          </table:table-cell>
          <table:table-cell office:value-type="string">
            <text:p>CORRECT</text:p>
          </table:table-cell>
        </table:table-row>
        <table:table-row table:style-name="ro1">
          <table:table-cell office:value-type="string">
            <text:p>EndOfLine.pdf</text:p>
          </table:table-cell>
          <table:table-cell office:value-type="string">
            <text:p>CORRECT</text:p>
          </table:table-cell>
        </table:table-row>
        <table:table-row table:style-name="ro1">
          <table:table-cell office:value-type="string">
            <text:p>endpage.pdf</text:p>
          </table:table-cell>
          <table:table-cell office:value-type="string">
            <text:p>CORRECT</text:p>
          </table:table-cell>
        </table:table-row>
        <table:table-row table:style-name="ro1">
          <table:table-cell office:value-type="string">
            <text:p>ExtraStyles.pdf</text:p>
          </table:table-cell>
          <table:table-cell office:value-type="string">
            <text:p>CORRECT</text:p>
          </table:table-cell>
        </table:table-row>
        <table:table-row table:style-name="ro1">
          <table:table-cell office:value-type="string">
            <text:p>fancylists.pdf</text:p>
          </table:table-cell>
          <table:table-cell office:value-type="string">
            <text:p>CORRECT</text:p>
          </table:table-cell>
        </table:table-row>
        <table:table-row table:style-name="ro1">
          <table:table-cell office:value-type="string">
            <text:p>fixedfontwidth.pdf</text:p>
          </table:table-cell>
          <table:table-cell office:value-type="string">
            <text:p>CORRECT</text:p>
          </table:table-cell>
        </table:table-row>
        <table:table-row table:style-name="ro1">
          <table:table-cell office:value-type="string">
            <text:p>FloatingBoxes.pdf</text:p>
          </table:table-cell>
          <table:table-cell office:value-type="string">
            <text:p>CORRECT</text:p>
          </table:table-cell>
        </table:table-row>
        <table:table-row table:style-name="ro1">
          <table:table-cell office:value-type="string">
            <text:p>FontColor.pdf</text:p>
          </table:table-cell>
          <table:table-cell office:value-type="string">
            <text:p>CORRECT</text:p>
          </table:table-cell>
        </table:table-row>
        <table:table-row table:style-name="ro1">
          <table:table-cell office:value-type="string">
            <text:p>fontencoding.pdf</text:p>
          </table:table-cell>
          <table:table-cell office:value-type="string">
            <text:p>CORRECT</text:p>
          </table:table-cell>
        </table:table-row>
        <table:table-row table:style-name="ro1">
          <table:table-cell office:value-type="string">
            <text:p>FontFactory.pdf</text:p>
          </table:table-cell>
          <table:table-cell table:style-name="ce2" office:value-type="string">
            <text:p>WRONG</text:p>
          </table:table-cell>
        </table:table-row>
        <table:table-row table:style-name="ro1">
          <table:table-cell office:value-type="string">
            <text:p>fontfactorystyles.pdf</text:p>
          </table:table-cell>
          <table:table-cell table:style-name="ce2" office:value-type="string">
            <text:p>WRONG</text:p>
          </table:table-cell>
        </table:table-row>
        <table:table-row table:style-name="ro1">
          <table:table-cell office:value-type="string">
            <text:p>FontFactoryType1Fonts.pdf</text:p>
          </table:table-cell>
          <table:table-cell office:value-type="string">
            <text:p>CORRECT</text:p>
          </table:table-cell>
        </table:table-row>
        <table:table-row table:style-name="ro1">
          <table:table-cell office:value-type="string">
            <text:p>fontselection.pdf</text:p>
          </table:table-cell>
          <table:table-cell office:value-type="string">
            <text:p>CORRECT</text:p>
          </table:table-cell>
        </table:table-row>
        <table:table-row table:style-name="ro1">
          <table:table-cell office:value-type="string">
            <text:p>FontStylePropagation.pdf</text:p>
          </table:table-cell>
          <table:table-cell office:value-type="string">
            <text:p>CORRECT</text:p>
          </table:table-cell>
        </table:table-row>
        <table:table-row table:style-name="ro1">
          <table:table-cell office:value-type="string">
            <text:p>FragmentTable.pdf</text:p>
          </table:table-cell>
          <table:table-cell table:style-name="ce2" office:value-type="string">
            <text:p>WRONG</text:p>
          </table:table-cell>
        </table:table-row>
        <table:table-row table:style-name="ro1">
          <table:table-cell office:value-type="string">
            <text:p>FullScreen.pdf</text:p>
          </table:table-cell>
          <table:table-cell office:value-type="string">
            <text:p>CORRECT</text:p>
          </table:table-cell>
        </table:table-row>
        <table:table-row table:style-name="ro1">
          <table:table-cell office:value-type="string">
            <text:p>Generic.pdf</text:p>
          </table:table-cell>
          <table:table-cell office:value-type="string">
            <text:p>CORRECT</text:p>
          </table:table-cell>
        </table:table-row>
        <table:table-row table:style-name="ro1">
          <table:table-cell office:value-type="string">
            <text:p>Glossary.pdf</text:p>
          </table:table-cell>
          <table:table-cell table:style-name="ce2" office:value-type="string">
            <text:p>WRONG</text:p>
          </table:table-cell>
        </table:table-row>
        <table:table-row table:style-name="ro1">
          <table:table-cell office:value-type="string">
            <text:p>groups.pdf</text:p>
          </table:table-cell>
          <table:table-cell office:value-type="string">
            <text:p>CORRECT</text:p>
          </table:table-cell>
        </table:table-row>
        <table:table-row table:style-name="ro1">
          <table:table-cell office:value-type="string">
            <text:p>gstate.pdf</text:p>
          </table:table-cell>
          <table:table-cell office:value-type="string">
            <text:p>CORRECT</text:p>
          </table:table-cell>
        </table:table-row>
        <table:table-row table:style-name="ro1">
          <table:table-cell office:value-type="string">
            <text:p>HelloEncrypted.pdf</text:p>
          </table:table-cell>
          <table:table-cell office:value-type="string">
            <text:p>CORRECT</text:p>
          </table:table-cell>
        </table:table-row>
        <table:table-row table:style-name="ro1">
          <table:table-cell office:value-type="string">
            <text:p>HelloWorld.pdf</text:p>
          </table:table-cell>
          <table:table-cell office:value-type="string">
            <text:p>CORRECT</text:p>
          </table:table-cell>
        </table:table-row>
        <table:table-row table:style-name="ro1">
          <table:table-cell office:value-type="string">
            <text:p>HelloWorldMeta.pdf</text:p>
          </table:table-cell>
          <table:table-cell office:value-type="string">
            <text:p>CORRECT</text:p>
          </table:table-cell>
        </table:table-row>
        <table:table-row table:style-name="ro1">
          <table:table-cell office:value-type="string">
            <text:p>HelloWorldPdf.pdf</text:p>
          </table:table-cell>
          <table:table-cell office:value-type="string">
            <text:p>CORRECT</text:p>
          </table:table-cell>
        </table:table-row>
        <table:table-row table:style-name="ro1">
          <table:table-cell office:value-type="string">
            <text:p>HideMenuToolbar.pdf</text:p>
          </table:table-cell>
          <table:table-cell office:value-type="string">
            <text:p>CORRECT</text:p>
          </table:table-cell>
        </table:table-row>
        <table:table-row table:style-name="ro1">
          <table:table-cell office:value-type="string">
            <text:p>Hyphenation.pdf</text:p>
          </table:table-cell>
          <table:table-cell office:value-type="string">
            <text:p>CORRECT</text:p>
          </table:table-cell>
        </table:table-row>
        <table:table-row table:style-name="ro1">
          <table:table-cell office:value-type="string">
            <text:p>ImageCell.pdf</text:p>
          </table:table-cell>
          <table:table-cell office:value-type="string">
            <text:p>CORRECT</text:p>
          </table:table-cell>
        </table:table-row>
        <table:table-row table:style-name="ro1">
          <table:table-cell office:value-type="string">
            <text:p>imageChunks.pdf</text:p>
          </table:table-cell>
          <table:table-cell office:value-type="string">
            <text:p>CORRECT</text:p>
          </table:table-cell>
        </table:table-row>
        <table:table-row table:style-name="ro1">
          <table:table-cell office:value-type="string">
            <text:p>Images.pdf</text:p>
          </table:table-cell>
          <table:table-cell office:value-type="string">
            <text:p>CORRECT</text:p>
          </table:table-cell>
        </table:table-row>
        <table:table-row table:style-name="ro1">
          <table:table-cell office:value-type="string">
            <text:p>imageTable.pdf</text:p>
          </table:table-cell>
          <table:table-cell office:value-type="string">
            <text:p>CORRECT</text:p>
          </table:table-cell>
        </table:table-row>
        <table:table-row table:style-name="ro1">
          <table:table-cell office:value-type="string">
            <text:p>inSequence.pdf</text:p>
          </table:table-cell>
          <table:table-cell office:value-type="string">
            <text:p>CORRECT</text:p>
          </table:table-cell>
        </table:table-row>
        <table:table-row table:style-name="ro1">
          <table:table-cell office:value-type="string">
            <text:p>LandscapePortrait.pdf</text:p>
          </table:table-cell>
          <table:table-cell office:value-type="string">
            <text:p>CORRECT</text:p>
          </table:table-cell>
        </table:table-row>
        <table:table-row table:style-name="ro1">
          <table:table-cell office:value-type="string">
            <text:p>largecell.pdf</text:p>
          </table:table-cell>
          <table:table-cell office:value-type="string">
            <text:p>CORRECT</text:p>
          </table:table-cell>
        </table:table-row>
        <table:table-row table:style-name="ro1">
          <table:table-cell office:value-type="string">
            <text:p>layers.pdf</text:p>
          </table:table-cell>
          <table:table-cell office:value-type="string">
            <text:p>CORRECT</text:p>
          </table:table-cell>
        </table:table-row>
        <table:table-row table:style-name="ro1">
          <table:table-cell office:value-type="string">
            <text:p>Lines.pdf</text:p>
          </table:table-cell>
          <table:table-cell office:value-type="string">
            <text:p>CORRECT</text:p>
          </table:table-cell>
        </table:table-row>
        <table:table-row table:style-name="ro1">
          <table:table-cell office:value-type="string">
            <text:p>list.pdf</text:p>
          </table:table-cell>
          <table:table-cell office:value-type="string">
            <text:p>CORRECT</text:p>
          </table:table-cell>
        </table:table-row>
        <table:table-row table:style-name="ro1">
          <table:table-cell office:value-type="string">
            <text:p>lists.pdf</text:p>
          </table:table-cell>
          <table:table-cell office:value-type="string">
            <text:p>CORRECT</text:p>
          </table:table-cell>
        </table:table-row>
        <table:table-row table:style-name="ro1">
          <table:table-cell office:value-type="string">
            <text:p>literal.pdf</text:p>
          </table:table-cell>
          <table:table-cell office:value-type="string">
            <text:p>CORRECT</text:p>
          </table:table-cell>
        </table:table-row>
        <table:table-row table:style-name="ro1">
          <table:table-cell office:value-type="string">
            <text:p>LocalDestination.pdf</text:p>
          </table:table-cell>
          <table:table-cell office:value-type="string">
            <text:p>CORRECT</text:p>
          </table:table-cell>
        </table:table-row>
        <table:table-row table:style-name="ro1">
          <table:table-cell office:value-type="string">
            <text:p>LocalGoto.pdf</text:p>
          </table:table-cell>
          <table:table-cell office:value-type="string">
            <text:p>CORRECT</text:p>
          </table:table-cell>
        </table:table-row>
        <table:table-row table:style-name="ro1">
          <table:table-cell office:value-type="string">
            <text:p>logo.pdf</text:p>
          </table:table-cell>
          <table:table-cell office:value-type="string">
            <text:p>CORRECT</text:p>
          </table:table-cell>
        </table:table-row>
        <table:table-row table:style-name="ro1">
          <table:table-cell office:value-type="string">
            <text:p>Margins.pdf</text:p>
          </table:table-cell>
          <table:table-cell office:value-type="string">
            <text:p>CORRECT</text:p>
          </table:table-cell>
        </table:table-row>
        <table:table-row table:style-name="ro1">
          <table:table-cell office:value-type="string">
            <text:p>maskedImages.pdf</text:p>
          </table:table-cell>
          <table:table-cell office:value-type="string">
            <text:p>CORRECT</text:p>
          </table:table-cell>
        </table:table-row>
        <table:table-row table:style-name="ro1">
          <table:table-cell office:value-type="string">
            <text:p>Measurements.pdf</text:p>
          </table:table-cell>
          <table:table-cell office:value-type="string">
            <text:p>CORRECT</text:p>
          </table:table-cell>
        </table:table-row>
        <table:table-row table:style-name="ro1">
          <table:table-cell office:value-type="string">
            <text:p>multicolumnirregular.pdf</text:p>
          </table:table-cell>
          <table:table-cell office:value-type="string">
            <text:p>CORRECT</text:p>
          </table:table-cell>
        </table:table-row>
        <table:table-row table:style-name="ro1">
          <table:table-cell office:value-type="string">
            <text:p>multicolumnR2L.pdf</text:p>
          </table:table-cell>
          <table:table-cell office:value-type="string">
            <text:p>CORRECT</text:p>
          </table:table-cell>
        </table:table-row>
        <table:table-row table:style-name="ro1">
          <table:table-cell office:value-type="string">
            <text:p>multicolumnsimple.pdf</text:p>
          </table:table-cell>
          <table:table-cell office:value-type="string">
            <text:p>CORRECT</text:p>
          </table:table-cell>
        </table:table-row>
        <table:table-row table:style-name="ro1">
          <table:table-cell office:value-type="string">
            <text:p>MyFirstTable.pdf</text:p>
          </table:table-cell>
          <table:table-cell office:value-type="string">
            <text:p>CORRECT</text:p>
          </table:table-cell>
        </table:table-row>
        <table:table-row table:style-name="ro1">
          <table:table-cell office:value-type="string">
            <text:p>NamedActions.pdf</text:p>
          </table:table-cell>
          <table:table-cell office:value-type="string">
            <text:p>CORRECT</text:p>
          </table:table-cell>
        </table:table-row>
        <table:table-row table:style-name="ro1">
          <table:table-cell office:value-type="string">
            <text:p>NegativeLeading.pdf</text:p>
          </table:table-cell>
          <table:table-cell office:value-type="string">
            <text:p>CORRECT</text:p>
          </table:table-cell>
        </table:table-row>
        <table:table-row table:style-name="ro1">
          <table:table-cell office:value-type="string">
            <text:p>nestedlayers.pdf</text:p>
          </table:table-cell>
          <table:table-cell office:value-type="string">
            <text:p>CORRECT</text:p>
          </table:table-cell>
        </table:table-row>
        <table:table-row table:style-name="ro1">
          <table:table-cell office:value-type="string">
            <text:p>nestedtables.pdf</text:p>
          </table:table-cell>
          <table:table-cell office:value-type="string">
            <text:p>CORRECT</text:p>
          </table:table-cell>
        </table:table-row>
        <table:table-row table:style-name="ro1">
          <table:table-cell office:value-type="string">
            <text:p>NewPage.pdf</text:p>
          </table:table-cell>
          <table:table-cell office:value-type="string">
            <text:p>CORRECT</text:p>
          </table:table-cell>
        </table:table-row>
        <table:table-row table:style-name="ro1">
          <table:table-cell office:value-type="string">
            <text:p>NoScaling.pdf</text:p>
          </table:table-cell>
          <table:table-cell office:value-type="string">
            <text:p>CORRECT</text:p>
          </table:table-cell>
        </table:table-row>
        <table:table-row table:style-name="ro1">
          <table:table-cell office:value-type="string">
            <text:p>notInSequence.pdf</text:p>
          </table:table-cell>
          <table:table-cell office:value-type="string">
            <text:p>CORRECT</text:p>
          </table:table-cell>
        </table:table-row>
        <table:table-row table:style-name="ro1">
          <table:table-cell office:value-type="string">
            <text:p>oldtable.pdf</text:p>
          </table:table-cell>
          <table:table-cell office:value-type="string">
            <text:p>CORRECT</text:p>
          </table:table-cell>
        </table:table-row>
        <table:table-row table:style-name="ro1">
          <table:table-cell office:value-type="string">
            <text:p>OmitRows.pdf</text:p>
          </table:table-cell>
          <table:table-cell office:value-type="string">
            <text:p>CORRECT</text:p>
          </table:table-cell>
        </table:table-row>
        <table:table-row table:style-name="ro1">
          <table:table-cell office:value-type="string">
            <text:p>opentypefont.pdf</text:p>
          </table:table-cell>
          <table:table-cell office:value-type="string">
            <text:p>CORRECT</text:p>
          </table:table-cell>
        </table:table-row>
        <table:table-row table:style-name="ro1">
          <table:table-cell office:value-type="string">
            <text:p>optionalcontent.pdf</text:p>
          </table:table-cell>
          <table:table-cell office:value-type="string">
            <text:p>CORRECT</text:p>
          </table:table-cell>
        </table:table-row>
        <table:table-row table:style-name="ro1">
          <table:table-cell office:value-type="string">
            <text:p>orderedlayers.pdf</text:p>
          </table:table-cell>
          <table:table-cell office:value-type="string">
            <text:p>CORRECT</text:p>
          </table:table-cell>
        </table:table-row>
        <table:table-row table:style-name="ro1">
          <table:table-cell office:value-type="string">
            <text:p>OutlineActions.pdf</text:p>
          </table:table-cell>
          <table:table-cell office:value-type="string">
            <text:p>CORRECT</text:p>
          </table:table-cell>
        </table:table-row>
        <table:table-row table:style-name="ro1">
          <table:table-cell office:value-type="string">
            <text:p>paddingborders.pdf</text:p>
          </table:table-cell>
          <table:table-cell office:value-type="string">
            <text:p>CORRECT</text:p>
          </table:table-cell>
        </table:table-row>
        <table:table-row table:style-name="ro1">
          <table:table-cell office:value-type="string">
            <text:p>PaddingLeading.pdf</text:p>
          </table:table-cell>
          <table:table-cell office:value-type="string">
            <text:p>CORRECT</text:p>
          </table:table-cell>
        </table:table-row>
        <table:table-row table:style-name="ro1">
          <table:table-cell office:value-type="string">
            <text:p>PageLabels.pdf</text:p>
          </table:table-cell>
          <table:table-cell office:value-type="string">
            <text:p>CORRECT</text:p>
          </table:table-cell>
        </table:table-row>
        <table:table-row table:style-name="ro1">
          <table:table-cell office:value-type="string">
            <text:p>ParagraphAttributes.pdf</text:p>
          </table:table-cell>
          <table:table-cell office:value-type="string">
            <text:p>CORRECT</text:p>
          </table:table-cell>
        </table:table-row>
        <table:table-row table:style-name="ro1">
          <table:table-cell office:value-type="string">
            <text:p>Paragraphs.pdf</text:p>
          </table:table-cell>
          <table:table-cell office:value-type="string">
            <text:p>CORRECT</text:p>
          </table:table-cell>
        </table:table-row>
        <table:table-row table:style-name="ro1">
          <table:table-cell office:value-type="string">
            <text:p>pattern.pdf</text:p>
          </table:table-cell>
          <table:table-cell office:value-type="string">
            <text:p>CORRECT</text:p>
          </table:table-cell>
        </table:table-row>
        <table:table-row table:style-name="ro1">
          <table:table-cell office:value-type="string">
            <text:p>patterns.pdf</text:p>
          </table:table-cell>
          <table:table-cell office:value-type="string">
            <text:p>CORRECT</text:p>
          </table:table-cell>
        </table:table-row>
        <table:table-row table:style-name="ro1">
          <table:table-cell office:value-type="string">
            <text:p>pdf417.pdf</text:p>
          </table:table-cell>
          <table:table-cell office:value-type="string">
            <text:p>CORRECT</text:p>
          </table:table-cell>
        </table:table-row>
        <table:table-row table:style-name="ro1">
          <table:table-cell office:value-type="string">
            <text:p>pdfversion.pdf</text:p>
          </table:table-cell>
          <table:table-cell office:value-type="string">
            <text:p>CORRECT</text:p>
          </table:table-cell>
        </table:table-row>
        <table:table-row table:style-name="ro1">
          <table:table-cell office:value-type="string">
            <text:p>Phrases.pdf</text:p>
          </table:table-cell>
          <table:table-cell office:value-type="string">
            <text:p>CORRECT</text:p>
          </table:table-cell>
        </table:table-row>
        <table:table-row table:style-name="ro1">
          <table:table-cell office:value-type="string">
            <text:p>pushbutton.pdf</text:p>
          </table:table-cell>
          <table:table-cell office:value-type="string">
            <text:p>CORRECT</text:p>
          </table:table-cell>
        </table:table-row>
        <table:table-row table:style-name="ro1">
          <table:table-cell office:value-type="string">
            <text:p>radiobutton.pdf</text:p>
          </table:table-cell>
          <table:table-cell office:value-type="string">
            <text:p>CORRECT</text:p>
          </table:table-cell>
        </table:table-row>
        <table:table-row table:style-name="ro1">
          <table:table-cell office:value-type="string">
            <text:p>rawdata.pdf</text:p>
          </table:table-cell>
          <table:table-cell office:value-type="string">
            <text:p>CORRECT</text:p>
          </table:table-cell>
        </table:table-row>
        <table:table-row table:style-name="ro1">
          <table:table-cell office:value-type="string">
            <text:p>registered.pdf</text:p>
          </table:table-cell>
          <table:table-cell table:style-name="ce2" office:value-type="string">
            <text:p>WRONG</text:p>
          </table:table-cell>
        </table:table-row>
        <table:table-row table:style-name="ro1">
          <table:table-cell office:value-type="string">
            <text:p>registered_fdf.pdf</text:p>
          </table:table-cell>
          <table:table-cell table:style-name="ce2" office:value-type="string">
            <text:p>WRONG</text:p>
          </table:table-cell>
        </table:table-row>
        <table:table-row table:style-name="ro1">
          <table:table-cell office:value-type="string">
            <text:p>registered_flat.pdf</text:p>
          </table:table-cell>
          <table:table-cell table:style-name="ce2" office:value-type="string">
            <text:p>WRONG</text:p>
          </table:table-cell>
        </table:table-row>
        <table:table-row table:style-name="ro1">
          <table:table-cell office:value-type="string">
            <text:p>registered_xfdf.pdf</text:p>
          </table:table-cell>
          <table:table-cell table:style-name="ce2" office:value-type="string">
            <text:p>WRONG</text:p>
          </table:table-cell>
        </table:table-row>
        <table:table-row table:style-name="ro1">
          <table:table-cell office:value-type="string">
            <text:p>registerfont.pdf</text:p>
          </table:table-cell>
          <table:table-cell office:value-type="string">
            <text:p>CORRECT</text:p>
          </table:table-cell>
        </table:table-row>
        <table:table-row table:style-name="ro1">
          <table:table-cell office:value-type="string">
            <text:p>remote.pdf</text:p>
          </table:table-cell>
          <table:table-cell office:value-type="string">
            <text:p>CORRECT</text:p>
          </table:table-cell>
        </table:table-row>
        <table:table-row table:style-name="ro1">
          <table:table-cell office:value-type="string">
            <text:p>Rendering.pdf</text:p>
          </table:table-cell>
          <table:table-cell office:value-type="string">
            <text:p>CORRECT</text:p>
          </table:table-cell>
        </table:table-row>
        <table:table-row table:style-name="ro1">
          <table:table-cell office:value-type="string">
            <text:p>repeatingtable.pdf</text:p>
          </table:table-cell>
          <table:table-cell office:value-type="string">
            <text:p>CORRECT</text:p>
          </table:table-cell>
        </table:table-row>
        <table:table-row table:style-name="ro1">
          <table:table-cell office:value-type="string">
            <text:p>righttoleft.pdf</text:p>
          </table:table-cell>
          <table:table-cell office:value-type="string">
            <text:p>CORRECT</text:p>
          </table:table-cell>
        </table:table-row>
        <table:table-row table:style-name="ro1">
          <table:table-cell office:value-type="string">
            <text:p>RomeoJuliet.pdf</text:p>
          </table:table-cell>
          <table:table-cell table:style-name="ce2" office:value-type="string">
            <text:p>WRONG</text:p>
          </table:table-cell>
        </table:table-row>
        <table:table-row table:style-name="ro1">
          <table:table-cell office:value-type="string">
            <text:p>rotating.pdf</text:p>
          </table:table-cell>
          <table:table-cell office:value-type="string">
            <text:p>CORRECT</text:p>
          </table:table-cell>
        </table:table-row>
        <table:table-row table:style-name="ro1">
          <table:table-cell office:value-type="string">
            <text:p>scaling.pdf</text:p>
          </table:table-cell>
          <table:table-cell office:value-type="string">
            <text:p>CORRECT</text:p>
          </table:table-cell>
        </table:table-row>
        <table:table-row table:style-name="ro1">
          <table:table-cell office:value-type="string">
            <text:p>shading.pdf</text:p>
          </table:table-cell>
          <table:table-cell office:value-type="string">
            <text:p>CORRECT</text:p>
          </table:table-cell>
        </table:table-row>
        <table:table-row table:style-name="ro1">
          <table:table-cell office:value-type="string">
            <text:p>shading_pattern.pdf</text:p>
          </table:table-cell>
          <table:table-cell office:value-type="string">
            <text:p>CORRECT</text:p>
          </table:table-cell>
        </table:table-row>
        <table:table-row table:style-name="ro1">
          <table:table-cell office:value-type="string">
            <text:p>shapes.pdf</text:p>
          </table:table-cell>
          <table:table-cell office:value-type="string">
            <text:p>CORRECT</text:p>
          </table:table-cell>
        </table:table-row>
        <table:table-row table:style-name="ro1">
          <table:table-cell office:value-type="string">
            <text:p>signature.pdf</text:p>
          </table:table-cell>
          <table:table-cell office:value-type="string">
            <text:p>CORRECT</text:p>
          </table:table-cell>
        </table:table-row>
        <table:table-row table:style-name="ro1">
          <table:table-cell office:value-type="string">
            <text:p>SimpleAnnotations1.pdf</text:p>
          </table:table-cell>
          <table:table-cell office:value-type="string">
            <text:p>CORRECT</text:p>
          </table:table-cell>
        </table:table-row>
        <table:table-row table:style-name="ro1">
          <table:table-cell office:value-type="string">
            <text:p>SimpleAnnotations2.pdf</text:p>
          </table:table-cell>
          <table:table-cell office:value-type="string">
            <text:p>CORRECT</text:p>
          </table:table-cell>
        </table:table-row>
        <table:table-row table:style-name="ro1">
          <table:table-cell office:value-type="string">
            <text:p>SimpleRegistrationForm.pdf</text:p>
          </table:table-cell>
          <table:table-cell office:value-type="string">
            <text:p>CORRECT</text:p>
          </table:table-cell>
        </table:table-row>
        <table:table-row table:style-name="ro1">
          <table:table-cell office:value-type="string">
            <text:p>Skew.pdf</text:p>
          </table:table-cell>
          <table:table-cell office:value-type="string">
            <text:p>CORRECT</text:p>
          </table:table-cell>
        </table:table-row>
        <table:table-row table:style-name="ro1">
          <table:table-cell office:value-type="string">
            <text:p>softmask.pdf</text:p>
          </table:table-cell>
          <table:table-cell office:value-type="string">
            <text:p>CORRECT</text:p>
          </table:table-cell>
        </table:table-row>
        <table:table-row table:style-name="ro1">
          <table:table-cell office:value-type="string">
            <text:p>spacewordratio.pdf</text:p>
          </table:table-cell>
          <table:table-cell office:value-type="string">
            <text:p>CORRECT</text:p>
          </table:table-cell>
        </table:table-row>
        <table:table-row table:style-name="ro1">
          <table:table-cell office:value-type="string">
            <text:p>specificcells.pdf</text:p>
          </table:table-cell>
          <table:table-cell office:value-type="string">
            <text:p>CORRECT</text:p>
          </table:table-cell>
        </table:table-row>
        <table:table-row table:style-name="ro1">
          <table:table-cell office:value-type="string">
            <text:p>SplitChar.pdf</text:p>
          </table:table-cell>
          <table:table-cell office:value-type="string">
            <text:p>CORRECT</text:p>
          </table:table-cell>
        </table:table-row>
        <table:table-row table:style-name="ro1">
          <table:table-cell office:value-type="string">
            <text:p>SplitRowsBetween.pdf</text:p>
          </table:table-cell>
          <table:table-cell office:value-type="string">
            <text:p>CORRECT</text:p>
          </table:table-cell>
        </table:table-row>
        <table:table-row table:style-name="ro1">
          <table:table-cell office:value-type="string">
            <text:p>SplitRowsWithin.pdf</text:p>
          </table:table-cell>
          <table:table-cell office:value-type="string">
            <text:p>CORRECT</text:p>
          </table:table-cell>
        </table:table-row>
        <table:table-row table:style-name="ro1">
          <table:table-cell office:value-type="string">
            <text:p>SplitTable.pdf</text:p>
          </table:table-cell>
          <table:table-cell office:value-type="string">
            <text:p>CORRECT</text:p>
          </table:table-cell>
        </table:table-row>
        <table:table-row table:style-name="ro1">
          <table:table-cell office:value-type="string">
            <text:p>spotcolor.pdf</text:p>
          </table:table-cell>
          <table:table-cell office:value-type="string">
            <text:p>CORRECT</text:p>
          </table:table-cell>
        </table:table-row>
        <table:table-row table:style-name="ro1">
          <table:table-cell office:value-type="string">
            <text:p>StandardType1Fonts.pdf</text:p>
          </table:table-cell>
          <table:table-cell office:value-type="string">
            <text:p>CORRECT</text:p>
          </table:table-cell>
        </table:table-row>
        <table:table-row table:style-name="ro1">
          <table:table-cell office:value-type="string">
            <text:p>state.pdf</text:p>
          </table:table-cell>
          <table:table-cell office:value-type="string">
            <text:p>CORRECT</text:p>
          </table:table-cell>
        </table:table-row>
        <table:table-row table:style-name="ro1">
          <table:table-cell office:value-type="string">
            <text:p>studentcard.pdf</text:p>
          </table:table-cell>
          <table:table-cell office:value-type="string">
            <text:p>CORRECT</text:p>
          </table:table-cell>
        </table:table-row>
        <table:table-row table:style-name="ro1">
          <table:table-cell office:value-type="string">
            <text:p>studentcardform.pdf</text:p>
          </table:table-cell>
          <table:table-cell office:value-type="string">
            <text:p>CORRECT</text:p>
          </table:table-cell>
        </table:table-row>
        <table:table-row table:style-name="ro1">
          <table:table-cell office:value-type="string">
            <text:p>SubSupScript.pdf</text:p>
          </table:table-cell>
          <table:table-cell office:value-type="string">
            <text:p>CORRECT</text:p>
          </table:table-cell>
        </table:table-row>
        <table:table-row table:style-name="ro1">
          <table:table-cell office:value-type="string">
            <text:p>SymbolSubstitution.pdf</text:p>
          </table:table-cell>
          <table:table-cell office:value-type="string">
            <text:p>CORRECT</text:p>
          </table:table-cell>
        </table:table-row>
        <table:table-row table:style-name="ro1">
          <table:table-cell office:value-type="string">
            <text:p>tableattributes.pdf</text:p>
          </table:table-cell>
          <table:table-cell office:value-type="string">
            <text:p>CORRECT</text:p>
          </table:table-cell>
        </table:table-row>
        <table:table-row table:style-name="ro1">
          <table:table-cell office:value-type="string">
            <text:p>TableBorders.pdf</text:p>
          </table:table-cell>
          <table:table-cell office:value-type="string">
            <text:p>CORRECT</text:p>
          </table:table-cell>
        </table:table-row>
        <table:table-row table:style-name="ro1">
          <table:table-cell office:value-type="string">
            <text:p>TableEvents1.pdf</text:p>
          </table:table-cell>
          <table:table-cell office:value-type="string">
            <text:p>CORRECT</text:p>
          </table:table-cell>
        </table:table-row>
        <table:table-row table:style-name="ro1">
          <table:table-cell office:value-type="string">
            <text:p>TableEvents2.pdf</text:p>
          </table:table-cell>
          <table:table-cell office:value-type="string">
            <text:p>CORRECT</text:p>
          </table:table-cell>
        </table:table-row>
        <table:table-row table:style-name="ro1">
          <table:table-cell office:value-type="string">
            <text:p>tables.pdf</text:p>
          </table:table-cell>
          <table:table-cell office:value-type="string">
            <text:p>CORRECT</text:p>
          </table:table-cell>
        </table:table-row>
        <table:table-row table:style-name="ro1">
          <table:table-cell office:value-type="string">
            <text:p>TableSpacing.pdf</text:p>
          </table:table-cell>
          <table:table-cell office:value-type="string">
            <text:p>CORRECT</text:p>
          </table:table-cell>
        </table:table-row>
        <table:table-row table:style-name="ro1">
          <table:table-cell office:value-type="string">
            <text:p>TableWidthAlignment.pdf</text:p>
          </table:table-cell>
          <table:table-cell office:value-type="string">
            <text:p>CORRECT</text:p>
          </table:table-cell>
        </table:table-row>
        <table:table-row table:style-name="ro1">
          <table:table-cell office:value-type="string">
            <text:p>templateImages.pdf</text:p>
          </table:table-cell>
          <table:table-cell office:value-type="string">
            <text:p>CORRECT</text:p>
          </table:table-cell>
        </table:table-row>
        <table:table-row table:style-name="ro1">
          <table:table-cell office:value-type="string">
            <text:p>templates.pdf</text:p>
          </table:table-cell>
          <table:table-cell office:value-type="string">
            <text:p>CORRECT</text:p>
          </table:table-cell>
        </table:table-row>
        <table:table-row table:style-name="ro1">
          <table:table-cell office:value-type="string">
            <text:p>text.pdf</text:p>
          </table:table-cell>
          <table:table-cell office:value-type="string">
            <text:p>CORRECT</text:p>
          </table:table-cell>
        </table:table-row>
        <table:table-row table:style-name="ro1">
          <table:table-cell office:value-type="string">
            <text:p>textfield.pdf</text:p>
          </table:table-cell>
          <table:table-cell office:value-type="string">
            <text:p>CORRECT</text:p>
          </table:table-cell>
        </table:table-row>
        <table:table-row table:style-name="ro1">
          <table:table-cell office:value-type="string">
            <text:p>TextFields.pdf</text:p>
          </table:table-cell>
          <table:table-cell office:value-type="string">
            <text:p>CORRECT</text:p>
          </table:table-cell>
        </table:table-row>
        <table:table-row table:style-name="ro1">
          <table:table-cell office:value-type="string">
            <text:p>transformations.pdf</text:p>
          </table:table-cell>
          <table:table-cell office:value-type="string">
            <text:p>CORRECT</text:p>
          </table:table-cell>
        </table:table-row>
        <table:table-row table:style-name="ro1">
          <table:table-cell office:value-type="string">
            <text:p>transformimage.pdf</text:p>
          </table:table-cell>
          <table:table-cell office:value-type="string">
            <text:p>CORRECT</text:p>
          </table:table-cell>
        </table:table-row>
        <table:table-row table:style-name="ro1">
          <table:table-cell office:value-type="string">
            <text:p>transparency.pdf</text:p>
          </table:table-cell>
          <table:table-cell office:value-type="string">
            <text:p>CORRECT</text:p>
          </table:table-cell>
        </table:table-row>
        <table:table-row table:style-name="ro1">
          <table:table-cell office:value-type="string">
            <text:p>truetype.pdf</text:p>
          </table:table-cell>
          <table:table-cell table:style-name="ce2" office:value-type="string">
            <text:p>WRONG</text:p>
          </table:table-cell>
        </table:table-row>
        <table:table-row table:style-name="ro1">
          <table:table-cell office:value-type="string">
            <text:p>TwoColumnLeft.pdf</text:p>
          </table:table-cell>
          <table:table-cell office:value-type="string">
            <text:p>CORRECT</text:p>
          </table:table-cell>
        </table:table-row>
        <table:table-row table:style-name="ro1">
          <table:table-cell office:value-type="string">
            <text:p>unicode.pdf</text:p>
          </table:table-cell>
          <table:table-cell table:style-name="ce2" office:value-type="string">
            <text:p>WRONG</text:p>
          </table:table-cell>
        </table:table-row>
        <table:table-row table:style-name="ro1">
          <table:table-cell office:value-type="string">
            <text:p>upsidedown.pdf</text:p>
          </table:table-cell>
          <table:table-cell office:value-type="string">
            <text:p>CORRECT</text:p>
          </table:table-cell>
        </table:table-row>
        <table:table-row table:style-name="ro1">
          <table:table-cell office:value-type="string">
            <text:p>version.pdf</text:p>
          </table:table-cell>
          <table:table-cell office:value-type="string">
            <text:p>CORRECT</text:p>
          </table:table-cell>
        </table:table-row>
        <table:table-row table:style-name="ro1">
          <table:table-cell office:value-type="string">
            <text:p>vertical.pdf</text:p>
          </table:table-cell>
          <table:table-cell office:value-type="string">
            <text:p>CORRECT</text:p>
          </table:table-cell>
        </table:table-row>
        <table:table-row table:style-name="ro1">
          <table:table-cell office:value-type="string">
            <text:p>VerticalText.pdf</text:p>
          </table:table-cell>
          <table:table-cell office:value-type="string">
            <text:p>CORRECT</text:p>
          </table:table-cell>
        </table:table-row>
        <table:table-row table:style-name="ro1">
          <table:table-cell office:value-type="string">
            <text:p>watermark_pagenumbers.pdf</text:p>
          </table:table-cell>
          <table:table-cell table:style-name="ce2" office:value-type="string">
            <text:p>WRONG</text:p>
          </table:table-cell>
        </table:table-row>
        <table:table-row table:style-name="ro1">
          <table:table-cell office:value-type="string">
            <text:p>Width.pdf</text:p>
          </table:table-cell>
          <table:table-cell office:value-type="string">
            <text:p>CORRECT</text:p>
          </table:table-cell>
        </table:table-row>
        <table:table-row table:style-name="ro1">
          <table:table-cell office:value-type="string">
            <text:p>widthheight.pdf</text:p>
          </table:table-cell>
          <table:table-cell office:value-type="string">
            <text:p>CORRECT</text:p>
          </table:table-cell>
        </table:table-row>
        <table:table-row table:style-name="ro1">
          <table:table-cell office:value-type="string">
            <text:p>WithTitle.pdf</text:p>
          </table:table-cell>
          <table:table-cell office:value-type="string">
            <text:p>CORRECT</text:p>
          </table:table-cell>
        </table:table-row>
        <table:table-row table:style-name="ro1">
          <table:table-cell office:value-type="string">
            <text:p>WriteSelectedRows.pdf</text:p>
          </table:table-cell>
          <table:table-cell office:value-type="string">
            <text:p>CORRECT</text:p>
          </table:table-cell>
        </table:table-row>
        <table:table-row table:style-name="ro1">
          <table:table-cell office:value-type="string">
            <text:p>XandY.pdf</text:p>
          </table:table-cell>
          <table:table-cell office:value-type="string">
            <text:p>CORRECT</text:p>
          </table:table-cell>
        </table:table-row>
      </table:table>
      <table:table table:name="Sheet2" table:style-name="ta1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UMing H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01">11/01/2011</text:date>, <text:time>17:26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labs </meta:initial-creator>
    <meta:creation-date>2011-11-01T12:08:50</meta:creation-date>
    <dc:date>2011-11-01T17:26:48</dc:date>
    <dc:creator>tlabs </dc:creator>
    <meta:editing-duration>PT5H6M50S</meta:editing-duration>
    <meta:editing-cycles>73</meta:editing-cycles>
    <meta:generator>LibreOffice/3.4$Linux LibreOffice_project/340m1$Build-302</meta:generator>
    <meta:document-statistic meta:table-count="3" meta:cell-count="360" meta:object-count="0"/>
  </office:meta>
</office:document-meta>
</file>